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14.108cm" svg:height="14.284cm" svg:x="13.335cm" svg:y="3.175cm">
          <draw:image xlink:href="../ramachandran_plot.png" xlink:type="simple" xlink:show="embed" xlink:actuate="onLoad">
            <text:p/>
          </draw:image>
        </draw:frame>
        <draw:frame draw:style-name="gr1" draw:text-style-name="P1" draw:layer="layout" svg:width="9.843cm" svg:height="9.525cm" svg:x="0.952cm" svg:y="10.16cm">
          <draw:image xlink:href="../helices.png" xlink:type="simple" xlink:show="embed" xlink:actuate="onLoad">
            <text:p/>
          </draw:image>
        </draw:frame>
        <draw:frame draw:style-name="gr1" draw:text-style-name="P1" draw:layer="layout" svg:width="9.275cm" svg:height="8.64cm" svg:x="1.52cm" svg:y="0.25cm">
          <draw:image xlink:href="../sheet.png" xlink:type="simple" xlink:show="embed" xlink:actuate="onLoad">
            <text:p/>
          </draw:image>
        </draw:frame>
        <draw:line draw:style-name="gr2" draw:text-style-name="P1" draw:layer="layout" svg:x1="17.145cm" svg:y1="5.08cm" svg:x2="10.795cm" svg:y2="3.81cm">
          <text:p/>
        </draw:line>
        <draw:line draw:style-name="gr2" draw:text-style-name="P1" draw:layer="layout" svg:x1="17.78cm" svg:y1="12.065cm" svg:x2="11.43cm" svg:y2="13.335cm">
          <text:p/>
        </draw:line>
        <draw:line draw:style-name="gr2" draw:text-style-name="P1" draw:layer="layout" svg:x1="22.225cm" svg:y1="8.255cm" svg:x2="10.795cm" svg:y2="12.065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iero Dalle Pezze</meta:initial-creator>
    <meta:creation-date>2009-04-07T16:07:10</meta:creation-date>
    <meta:editing-duration>PT01H11M19S</meta:editing-duration>
    <meta:editing-cycles>3</meta:editing-cycles>
    <dc:date>2009-04-07T17:18:22</dc:date>
    <dc:creator>Piero Dalle Pezze</dc:creator>
    <meta:generator>OpenOffice.org/3.0$Unix OpenOffice.org_project/300m15$Build-9379</meta:generator>
    <meta:document-statistic meta:object-count="29"/>
    <meta:user-defined meta:name="Info 1"/>
    <meta:user-defined meta:name="Info 2"/>
    <meta:user-defined meta:name="Info 3"/>
    <meta:user-defined meta:name="Info 4"/>
  </office:meta>
</office:document-meta>
</file>